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2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5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shapes>
          <draw:frame draw:z-index="0" draw:style-name="gr1" draw:text-style-name="P1" svg:width="8.8732in" svg:height="4.8902in" svg:x="4.1705in" svg:y="1.0685in">
            <draw:object draw:notify-on-update-of-ranges="Sheet1.A2:Sheet1.A42 Sheet1.A2:Sheet1.A42 Sheet1.B1:Sheet1.B1 Sheet1.B2:Sheet1.B42 Sheet1.A2:Sheet1.A42 Sheet1.E1:Sheet1.E1 Sheet1.E2:Sheet1.E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acell</text:p>
          </table:table-cell>
          <table:table-cell office:value-type="string">
            <text:p>etotal</text:p>
          </table:table-cell>
          <table:table-cell office:value-type="string">
            <text:p>x</text:p>
          </table:table-cell>
          <table:table-cell office:value-type="string">
            <text:p>X^2</text:p>
          </table:table-cell>
          <table:table-cell office:value-type="string">
            <text:p>etot (calc)</text:p>
          </table:table-cell>
          <table:table-cell office:value-type="string">
            <text:p>Regression Coeffs</text:p>
          </table:table-cell>
          <table:table-cell table:number-columns-repeated="3"/>
          <table:table-cell office:value-type="string">
            <text:p>min at <text:s/>(Bohr)</text:p>
          </table:table-cell>
        </table:table-row>
        <table:table-row table:style-name="ro2">
          <table:table-cell office:value-type="float" office:value="9.8">
            <text:p>9.8</text:p>
          </table:table-cell>
          <table:table-cell office:value-type="float" office:value="-8.870162574">
            <text:p>-8.870162574</text:p>
          </table:table-cell>
          <table:table-cell table:formula="of:=[.A2]" office:value-type="float" office:value="9.8">
            <text:p>9.8</text:p>
          </table:table-cell>
          <table:table-cell table:formula="of:=[.C2]*[.C2]" office:value-type="float" office:value="96.04">
            <text:p>96.04</text:p>
          </table:table-cell>
          <table:table-cell table:formula="of:=[.$F$2]*[.D2]+[.$G$2]*[.C2]+[.$H$2]" office:value-type="float" office:value="-8.87045663849791">
            <text:p>-8.8704566385</text:p>
          </table:table-cell>
          <table:table-cell table:number-matrix-columns-spanned="3" table:number-matrix-rows-spanned="5" table:formula="of:=LINEST([.B2:.B42];[.C2:.D42];1;1)" office:value-type="float" office:value="0.0378336507973701">
            <text:p>0.0378336508</text:p>
          </table:table-cell>
          <table:table-cell office:value-type="float" office:value="-0.773058254234991">
            <text:p>-0.7730582542</text:p>
          </table:table-cell>
          <table:table-cell office:value-type="float" office:value="-4.92802956957442">
            <text:p>-4.9280295696</text:p>
          </table:table-cell>
          <table:table-cell/>
          <table:table-cell office:value-type="float" office:value="10.2165">
            <text:p>10.2165</text:p>
          </table:table-cell>
        </table:table-row>
        <table:table-row table:style-name="ro2">
          <table:table-cell office:value-type="float" office:value="9.82">
            <text:p>9.82</text:p>
          </table:table-cell>
          <table:table-cell office:value-type="float" office:value="-8.8708681335">
            <text:p>-8.8708681335</text:p>
          </table:table-cell>
          <table:table-cell table:formula="of:=[.A3]" office:value-type="float" office:value="9.82">
            <text:p>9.82</text:p>
          </table:table-cell>
          <table:table-cell table:formula="of:=[.C3]*[.C3]" office:value-type="float" office:value="96.4324">
            <text:p>96.4324</text:p>
          </table:table-cell>
          <table:table-cell table:formula="of:=[.$F$2]*[.D3]+[.$G$2]*[.C3]+[.$H$2]" office:value-type="float" office:value="-8.87107187900972">
            <text:p>-8.871071879</text:p>
          </table:table-cell>
          <table:table-cell office:value-type="float" office:value="0.000403099724666231">
            <text:p>0.0004030997</text:p>
          </table:table-cell>
          <table:table-cell office:value-type="float" office:value="0.00822367620023605">
            <text:p>0.0082236762</text:p>
          </table:table-cell>
          <table:table-cell office:value-type="float" office:value="0.0419249438167122">
            <text:p>0.0419249438</text:p>
          </table:table-cell>
          <table:table-cell table:number-columns-repeated="2"/>
        </table:table-row>
        <table:table-row table:style-name="ro2">
          <table:table-cell office:value-type="float" office:value="9.84">
            <text:p>9.84</text:p>
          </table:table-cell>
          <table:table-cell office:value-type="float" office:value="-8.8715312255">
            <text:p>-8.8715312255</text:p>
          </table:table-cell>
          <table:table-cell table:formula="of:=[.A4]" office:value-type="float" office:value="9.84">
            <text:p>9.84</text:p>
          </table:table-cell>
          <table:table-cell table:formula="of:=[.C4]*[.C4]" office:value-type="float" office:value="96.8256">
            <text:p>96.8256</text:p>
          </table:table-cell>
          <table:table-cell table:formula="of:=[.$F$2]*[.D4]+[.$G$2]*[.C4]+[.$H$2]" office:value-type="float" office:value="-8.8716568526009">
            <text:p>-8.8716568526</text:p>
          </table:table-cell>
          <table:table-cell office:value-type="float" office:value="0.995807006860457">
            <text:p>0.9958070069</text:p>
          </table:table-cell>
          <table:table-cell office:value-type="float" office:value="0.000129166336144798">
            <text:p>0.0001291663</text:p>
          </table:table-cell>
          <table:table-cell office:value-type="string" office:string-value="#N/A">
            <text:p>#N/A</text:p>
          </table:table-cell>
          <table:table-cell table:number-columns-repeated="2"/>
        </table:table-row>
        <table:table-row table:style-name="ro2">
          <table:table-cell office:value-type="float" office:value="9.86">
            <text:p>9.86</text:p>
          </table:table-cell>
          <table:table-cell office:value-type="float" office:value="-8.8721527197">
            <text:p>-8.8721527197</text:p>
          </table:table-cell>
          <table:table-cell table:formula="of:=[.A5]" office:value-type="float" office:value="9.86">
            <text:p>9.86</text:p>
          </table:table-cell>
          <table:table-cell table:formula="of:=[.C5]*[.C5]" office:value-type="float" office:value="97.2196">
            <text:p>97.2196</text:p>
          </table:table-cell>
          <table:table-cell table:formula="of:=[.$F$2]*[.D5]+[.$G$2]*[.C5]+[.$H$2]" office:value-type="float" office:value="-8.87221155927143">
            <text:p>-8.8722115593</text:p>
          </table:table-cell>
          <table:table-cell office:value-type="float" office:value="4512.36920755181">
            <text:p>4512.3692075518</text:p>
          </table:table-cell>
          <table:table-cell office:value-type="float" office:value="38">
            <text:p>38</text:p>
          </table:table-cell>
          <table:table-cell office:value-type="string" office:string-value="#N/A">
            <text:p>#N/A</text:p>
          </table:table-cell>
          <table:table-cell table:number-columns-repeated="2"/>
        </table:table-row>
        <table:table-row table:style-name="ro2">
          <table:table-cell office:value-type="float" office:value="9.88">
            <text:p>9.88</text:p>
          </table:table-cell>
          <table:table-cell office:value-type="float" office:value="-8.8727332921">
            <text:p>-8.8727332921</text:p>
          </table:table-cell>
          <table:table-cell table:formula="of:=[.A6]" office:value-type="float" office:value="9.88">
            <text:p>9.88</text:p>
          </table:table-cell>
          <table:table-cell table:formula="of:=[.C6]*[.C6]" office:value-type="float" office:value="97.6144">
            <text:p>97.6144</text:p>
          </table:table-cell>
          <table:table-cell table:formula="of:=[.$F$2]*[.D6]+[.$G$2]*[.C6]+[.$H$2]" office:value-type="float" office:value="-8.87273599902133">
            <text:p>-8.872735999</text:p>
          </table:table-cell>
          <table:table-cell office:value-type="float" office:value="0.000150568215830124">
            <text:p>0.0001505682</text:p>
          </table:table-cell>
          <table:table-cell office:value-type="float" office:value="0.000000633989810936701">
            <text:p>0.000000634</text:p>
          </table:table-cell>
          <table:table-cell office:value-type="string" office:string-value="#N/A">
            <text:p>#N/A</text:p>
          </table:table-cell>
          <table:table-cell table:number-columns-repeated="2"/>
        </table:table-row>
        <table:table-row table:style-name="ro2">
          <table:table-cell office:value-type="float" office:value="9.9">
            <text:p>9.9</text:p>
          </table:table-cell>
          <table:table-cell office:value-type="float" office:value="-8.8732735918">
            <text:p>-8.8732735918</text:p>
          </table:table-cell>
          <table:table-cell table:formula="of:=[.A7]" office:value-type="float" office:value="9.9">
            <text:p>9.9</text:p>
          </table:table-cell>
          <table:table-cell table:formula="of:=[.C7]*[.C7]" office:value-type="float" office:value="98.01">
            <text:p>98.01</text:p>
          </table:table-cell>
          <table:table-cell table:formula="of:=[.$F$2]*[.D7]+[.$G$2]*[.C7]+[.$H$2]" office:value-type="float" office:value="-8.87323017185059">
            <text:p>-8.8732301719</text:p>
          </table:table-cell>
          <table:table-cell table:number-columns-repeated="5"/>
        </table:table-row>
        <table:table-row table:style-name="ro2">
          <table:table-cell office:value-type="float" office:value="9.92">
            <text:p>9.92</text:p>
          </table:table-cell>
          <table:table-cell office:value-type="float" office:value="-8.8737743547">
            <text:p>-8.8737743547</text:p>
          </table:table-cell>
          <table:table-cell table:formula="of:=[.A8]" office:value-type="float" office:value="9.92">
            <text:p>9.92</text:p>
          </table:table-cell>
          <table:table-cell table:formula="of:=[.C8]*[.C8]" office:value-type="float" office:value="98.4064">
            <text:p>98.4064</text:p>
          </table:table-cell>
          <table:table-cell table:formula="of:=[.$F$2]*[.D8]+[.$G$2]*[.C8]+[.$H$2]" office:value-type="float" office:value="-8.87369407775921">
            <text:p>-8.8736940778</text:p>
          </table:table-cell>
          <table:table-cell table:number-columns-repeated="5"/>
        </table:table-row>
        <table:table-row table:style-name="ro2">
          <table:table-cell office:value-type="float" office:value="9.94">
            <text:p>9.94</text:p>
          </table:table-cell>
          <table:table-cell office:value-type="float" office:value="-8.8742363209">
            <text:p>-8.8742363209</text:p>
          </table:table-cell>
          <table:table-cell table:formula="of:=[.A9]" office:value-type="float" office:value="9.94">
            <text:p>9.94</text:p>
          </table:table-cell>
          <table:table-cell table:formula="of:=[.C9]*[.C9]" office:value-type="float" office:value="98.8036">
            <text:p>98.8036</text:p>
          </table:table-cell>
          <table:table-cell table:formula="of:=[.$F$2]*[.D9]+[.$G$2]*[.C9]+[.$H$2]" office:value-type="float" office:value="-8.8741277167472">
            <text:p>-8.8741277167</text:p>
          </table:table-cell>
          <table:table-cell table:number-columns-repeated="5"/>
        </table:table-row>
        <table:table-row table:style-name="ro2">
          <table:table-cell office:value-type="float" office:value="9.96">
            <text:p>9.96</text:p>
          </table:table-cell>
          <table:table-cell office:value-type="float" office:value="-8.8746601027">
            <text:p>-8.8746601027</text:p>
          </table:table-cell>
          <table:table-cell table:formula="of:=[.A10]" office:value-type="float" office:value="9.96">
            <text:p>9.96</text:p>
          </table:table-cell>
          <table:table-cell table:formula="of:=[.C10]*[.C10]" office:value-type="float" office:value="99.2016">
            <text:p>99.2016</text:p>
          </table:table-cell>
          <table:table-cell table:formula="of:=[.$F$2]*[.D10]+[.$G$2]*[.C10]+[.$H$2]" office:value-type="float" office:value="-8.87453108881454">
            <text:p>-8.8745310888</text:p>
          </table:table-cell>
          <table:table-cell table:number-columns-repeated="5"/>
        </table:table-row>
        <table:table-row table:style-name="ro2">
          <table:table-cell office:value-type="float" office:value="9.98">
            <text:p>9.98</text:p>
          </table:table-cell>
          <table:table-cell office:value-type="float" office:value="-8.8750463505">
            <text:p>-8.8750463505</text:p>
          </table:table-cell>
          <table:table-cell table:formula="of:=[.A11]" office:value-type="float" office:value="9.98">
            <text:p>9.98</text:p>
          </table:table-cell>
          <table:table-cell table:formula="of:=[.C11]*[.C11]" office:value-type="float" office:value="99.6004">
            <text:p>99.6004</text:p>
          </table:table-cell>
          <table:table-cell table:formula="of:=[.$F$2]*[.D11]+[.$G$2]*[.C11]+[.$H$2]" office:value-type="float" office:value="-8.87490419396125">
            <text:p>-8.874904194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8.8753958388">
            <text:p>-8.8753958388</text:p>
          </table:table-cell>
          <table:table-cell table:formula="of:=[.A12]" office:value-type="float" office:value="10">
            <text:p>10</text:p>
          </table:table-cell>
          <table:table-cell table:formula="of:=[.C12]*[.C12]" office:value-type="float" office:value="100">
            <text:p>100</text:p>
          </table:table-cell>
          <table:table-cell table:formula="of:=[.$F$2]*[.D12]+[.$G$2]*[.C12]+[.$H$2]" office:value-type="float" office:value="-8.87524703218732">
            <text:p>-8.8752470322</text:p>
          </table:table-cell>
          <table:table-cell table:number-columns-repeated="5"/>
        </table:table-row>
        <table:table-row table:style-name="ro2">
          <table:table-cell office:value-type="float" office:value="10.02">
            <text:p>10.02</text:p>
          </table:table-cell>
          <table:table-cell office:value-type="float" office:value="-8.8757091376">
            <text:p>-8.8757091376</text:p>
          </table:table-cell>
          <table:table-cell table:formula="of:=[.A13]" office:value-type="float" office:value="10.02">
            <text:p>10.02</text:p>
          </table:table-cell>
          <table:table-cell table:formula="of:=[.C13]*[.C13]" office:value-type="float" office:value="100.4004">
            <text:p>100.4004</text:p>
          </table:table-cell>
          <table:table-cell table:formula="of:=[.$F$2]*[.D13]+[.$G$2]*[.C13]+[.$H$2]" office:value-type="float" office:value="-8.87555960349276">
            <text:p>-8.8755596035</text:p>
          </table:table-cell>
          <table:table-cell table:number-columns-repeated="5"/>
        </table:table-row>
        <table:table-row table:style-name="ro2">
          <table:table-cell office:value-type="float" office:value="10.04">
            <text:p>10.04</text:p>
          </table:table-cell>
          <table:table-cell office:value-type="float" office:value="-8.8759869539">
            <text:p>-8.8759869539</text:p>
          </table:table-cell>
          <table:table-cell table:formula="of:=[.A14]" office:value-type="float" office:value="10.04">
            <text:p>10.04</text:p>
          </table:table-cell>
          <table:table-cell table:formula="of:=[.C14]*[.C14]" office:value-type="float" office:value="100.8016">
            <text:p>100.8016</text:p>
          </table:table-cell>
          <table:table-cell table:formula="of:=[.$F$2]*[.D14]+[.$G$2]*[.C14]+[.$H$2]" office:value-type="float" office:value="-8.87584190787755">
            <text:p>-8.8758419079</text:p>
          </table:table-cell>
          <table:table-cell table:number-columns-repeated="5"/>
        </table:table-row>
        <table:table-row table:style-name="ro2">
          <table:table-cell office:value-type="float" office:value="10.06">
            <text:p>10.06</text:p>
          </table:table-cell>
          <table:table-cell office:value-type="float" office:value="-8.8762299219">
            <text:p>-8.8762299219</text:p>
          </table:table-cell>
          <table:table-cell table:formula="of:=[.A15]" office:value-type="float" office:value="10.06">
            <text:p>10.06</text:p>
          </table:table-cell>
          <table:table-cell table:formula="of:=[.C15]*[.C15]" office:value-type="float" office:value="101.2036">
            <text:p>101.2036</text:p>
          </table:table-cell>
          <table:table-cell table:formula="of:=[.$F$2]*[.D15]+[.$G$2]*[.C15]+[.$H$2]" office:value-type="float" office:value="-8.87609394534171">
            <text:p>-8.8760939453</text:p>
          </table:table-cell>
          <table:table-cell table:number-columns-repeated="5"/>
        </table:table-row>
        <table:table-row table:style-name="ro2">
          <table:table-cell office:value-type="float" office:value="10.08">
            <text:p>10.08</text:p>
          </table:table-cell>
          <table:table-cell office:value-type="float" office:value="-8.8764385686">
            <text:p>-8.8764385686</text:p>
          </table:table-cell>
          <table:table-cell table:formula="of:=[.A16]" office:value-type="float" office:value="10.08">
            <text:p>10.08</text:p>
          </table:table-cell>
          <table:table-cell table:formula="of:=[.C16]*[.C16]" office:value-type="float" office:value="101.6064">
            <text:p>101.6064</text:p>
          </table:table-cell>
          <table:table-cell table:formula="of:=[.$F$2]*[.D16]+[.$G$2]*[.C16]+[.$H$2]" office:value-type="float" office:value="-8.87631571588523">
            <text:p>-8.8763157159</text:p>
          </table:table-cell>
          <table:table-cell table:number-columns-repeated="5"/>
        </table:table-row>
        <table:table-row table:style-name="ro2">
          <table:table-cell office:value-type="float" office:value="10.1">
            <text:p>10.1</text:p>
          </table:table-cell>
          <table:table-cell office:value-type="float" office:value="-8.8766136908">
            <text:p>-8.8766136908</text:p>
          </table:table-cell>
          <table:table-cell table:formula="of:=[.A17]" office:value-type="float" office:value="10.1">
            <text:p>10.1</text:p>
          </table:table-cell>
          <table:table-cell table:formula="of:=[.C17]*[.C17]" office:value-type="float" office:value="102.01">
            <text:p>102.01</text:p>
          </table:table-cell>
          <table:table-cell table:formula="of:=[.$F$2]*[.D17]+[.$G$2]*[.C17]+[.$H$2]" office:value-type="float" office:value="-8.87650721950811">
            <text:p>-8.8765072195</text:p>
          </table:table-cell>
          <table:table-cell table:number-columns-repeated="5"/>
        </table:table-row>
        <table:table-row table:style-name="ro2">
          <table:table-cell office:value-type="float" office:value="10.12">
            <text:p>10.12</text:p>
          </table:table-cell>
          <table:table-cell office:value-type="float" office:value="-8.8767557355">
            <text:p>-8.8767557355</text:p>
          </table:table-cell>
          <table:table-cell table:formula="of:=[.A18]" office:value-type="float" office:value="10.12">
            <text:p>10.12</text:p>
          </table:table-cell>
          <table:table-cell table:formula="of:=[.C18]*[.C18]" office:value-type="float" office:value="102.4144">
            <text:p>102.4144</text:p>
          </table:table-cell>
          <table:table-cell table:formula="of:=[.$F$2]*[.D18]+[.$G$2]*[.C18]+[.$H$2]" office:value-type="float" office:value="-8.87666845621035">
            <text:p>-8.8766684562</text:p>
          </table:table-cell>
          <table:table-cell table:number-columns-repeated="5"/>
        </table:table-row>
        <table:table-row table:style-name="ro2">
          <table:table-cell office:value-type="float" office:value="10.14">
            <text:p>10.14</text:p>
          </table:table-cell>
          <table:table-cell office:value-type="float" office:value="-8.8768654001">
            <text:p>-8.8768654001</text:p>
          </table:table-cell>
          <table:table-cell table:formula="of:=[.A19]" office:value-type="float" office:value="10.14">
            <text:p>10.14</text:p>
          </table:table-cell>
          <table:table-cell table:formula="of:=[.C19]*[.C19]" office:value-type="float" office:value="102.8196">
            <text:p>102.8196</text:p>
          </table:table-cell>
          <table:table-cell table:formula="of:=[.$F$2]*[.D19]+[.$G$2]*[.C19]+[.$H$2]" office:value-type="float" office:value="-8.87679942599196">
            <text:p>-8.876799426</text:p>
          </table:table-cell>
          <table:table-cell table:number-columns-repeated="5"/>
        </table:table-row>
        <table:table-row table:style-name="ro2">
          <table:table-cell office:value-type="float" office:value="10.16">
            <text:p>10.16</text:p>
          </table:table-cell>
          <table:table-cell office:value-type="float" office:value="-8.8769433066">
            <text:p>-8.8769433066</text:p>
          </table:table-cell>
          <table:table-cell table:formula="of:=[.A20]" office:value-type="float" office:value="10.16">
            <text:p>10.16</text:p>
          </table:table-cell>
          <table:table-cell table:formula="of:=[.C20]*[.C20]" office:value-type="float" office:value="103.2256">
            <text:p>103.2256</text:p>
          </table:table-cell>
          <table:table-cell table:formula="of:=[.$F$2]*[.D20]+[.$G$2]*[.C20]+[.$H$2]" office:value-type="float" office:value="-8.87690012885292">
            <text:p>-8.8769001289</text:p>
          </table:table-cell>
          <table:table-cell table:number-columns-repeated="5"/>
        </table:table-row>
        <table:table-row table:style-name="ro2">
          <table:table-cell office:value-type="float" office:value="10.18">
            <text:p>10.18</text:p>
          </table:table-cell>
          <table:table-cell office:value-type="float" office:value="-8.8769899609">
            <text:p>-8.8769899609</text:p>
          </table:table-cell>
          <table:table-cell table:formula="of:=[.A21]" office:value-type="float" office:value="10.18">
            <text:p>10.18</text:p>
          </table:table-cell>
          <table:table-cell table:formula="of:=[.C21]*[.C21]" office:value-type="float" office:value="103.6324">
            <text:p>103.6324</text:p>
          </table:table-cell>
          <table:table-cell table:formula="of:=[.$F$2]*[.D21]+[.$G$2]*[.C21]+[.$H$2]" office:value-type="float" office:value="-8.87697056479325">
            <text:p>-8.8769705648</text:p>
          </table:table-cell>
          <table:table-cell table:number-columns-repeated="5"/>
        </table:table-row>
        <table:table-row table:style-name="ro2">
          <table:table-cell office:value-type="float" office:value="10.2">
            <text:p>10.2</text:p>
          </table:table-cell>
          <table:table-cell office:value-type="float" office:value="-8.877006019">
            <text:p>-8.877006019</text:p>
          </table:table-cell>
          <table:table-cell table:formula="of:=[.A22]" office:value-type="float" office:value="10.2">
            <text:p>10.2</text:p>
          </table:table-cell>
          <table:table-cell table:formula="of:=[.C22]*[.C22]" office:value-type="float" office:value="104.04">
            <text:p>104.04</text:p>
          </table:table-cell>
          <table:table-cell table:formula="of:=[.$F$2]*[.D22]+[.$G$2]*[.C22]+[.$H$2]" office:value-type="float" office:value="-8.87701073381295">
            <text:p>-8.8770107338</text:p>
          </table:table-cell>
          <table:table-cell table:number-columns-repeated="5"/>
        </table:table-row>
        <table:table-row table:style-name="ro2">
          <table:table-cell office:value-type="float" office:value="10.22">
            <text:p>10.22</text:p>
          </table:table-cell>
          <table:table-cell office:value-type="float" office:value="-8.8769920383">
            <text:p>-8.8769920383</text:p>
          </table:table-cell>
          <table:table-cell table:formula="of:=[.A23]" office:value-type="float" office:value="10.22">
            <text:p>10.22</text:p>
          </table:table-cell>
          <table:table-cell table:formula="of:=[.C23]*[.C23]" office:value-type="float" office:value="104.4484">
            <text:p>104.4484</text:p>
          </table:table-cell>
          <table:table-cell table:formula="of:=[.$F$2]*[.D23]+[.$G$2]*[.C23]+[.$H$2]" office:value-type="float" office:value="-8.877020635912">
            <text:p>-8.8770206359</text:p>
          </table:table-cell>
          <table:table-cell table:number-columns-repeated="5"/>
        </table:table-row>
        <table:table-row table:style-name="ro2">
          <table:table-cell office:value-type="float" office:value="10.24">
            <text:p>10.24</text:p>
          </table:table-cell>
          <table:table-cell office:value-type="float" office:value="-8.8769485728">
            <text:p>-8.8769485728</text:p>
          </table:table-cell>
          <table:table-cell table:formula="of:=[.A24]" office:value-type="float" office:value="10.24">
            <text:p>10.24</text:p>
          </table:table-cell>
          <table:table-cell table:formula="of:=[.C24]*[.C24]" office:value-type="float" office:value="104.8576">
            <text:p>104.8576</text:p>
          </table:table-cell>
          <table:table-cell table:formula="of:=[.$F$2]*[.D24]+[.$G$2]*[.C24]+[.$H$2]" office:value-type="float" office:value="-8.87700027109042">
            <text:p>-8.8770002711</text:p>
          </table:table-cell>
          <table:table-cell table:number-columns-repeated="5"/>
        </table:table-row>
        <table:table-row table:style-name="ro2">
          <table:table-cell office:value-type="float" office:value="10.26">
            <text:p>10.26</text:p>
          </table:table-cell>
          <table:table-cell office:value-type="float" office:value="-8.8768762197">
            <text:p>-8.8768762197</text:p>
          </table:table-cell>
          <table:table-cell table:formula="of:=[.A25]" office:value-type="float" office:value="10.26">
            <text:p>10.26</text:p>
          </table:table-cell>
          <table:table-cell table:formula="of:=[.C25]*[.C25]" office:value-type="float" office:value="105.2676">
            <text:p>105.2676</text:p>
          </table:table-cell>
          <table:table-cell table:formula="of:=[.$F$2]*[.D25]+[.$G$2]*[.C25]+[.$H$2]" office:value-type="float" office:value="-8.87694963934819">
            <text:p>-8.8769496393</text:p>
          </table:table-cell>
          <table:table-cell table:number-columns-repeated="5"/>
        </table:table-row>
        <table:table-row table:style-name="ro2">
          <table:table-cell office:value-type="float" office:value="10.28">
            <text:p>10.28</text:p>
          </table:table-cell>
          <table:table-cell office:value-type="float" office:value="-8.8767754859">
            <text:p>-8.8767754859</text:p>
          </table:table-cell>
          <table:table-cell table:formula="of:=[.A26]" office:value-type="float" office:value="10.28">
            <text:p>10.28</text:p>
          </table:table-cell>
          <table:table-cell table:formula="of:=[.C26]*[.C26]" office:value-type="float" office:value="105.6784">
            <text:p>105.6784</text:p>
          </table:table-cell>
          <table:table-cell table:formula="of:=[.$F$2]*[.D26]+[.$G$2]*[.C26]+[.$H$2]" office:value-type="float" office:value="-8.87686874068534">
            <text:p>-8.8768687407</text:p>
          </table:table-cell>
          <table:table-cell table:number-columns-repeated="5"/>
        </table:table-row>
        <table:table-row table:style-name="ro2">
          <table:table-cell office:value-type="float" office:value="10.3">
            <text:p>10.3</text:p>
          </table:table-cell>
          <table:table-cell office:value-type="float" office:value="-8.8766469466">
            <text:p>-8.8766469466</text:p>
          </table:table-cell>
          <table:table-cell table:formula="of:=[.A27]" office:value-type="float" office:value="10.3">
            <text:p>10.3</text:p>
          </table:table-cell>
          <table:table-cell table:formula="of:=[.C27]*[.C27]" office:value-type="float" office:value="106.09">
            <text:p>106.09</text:p>
          </table:table-cell>
          <table:table-cell table:formula="of:=[.$F$2]*[.D27]+[.$G$2]*[.C27]+[.$H$2]" office:value-type="float" office:value="-8.87675757510184">
            <text:p>-8.8767575751</text:p>
          </table:table-cell>
          <table:table-cell table:number-columns-repeated="5"/>
        </table:table-row>
        <table:table-row table:style-name="ro2">
          <table:table-cell office:value-type="float" office:value="10.32">
            <text:p>10.32</text:p>
          </table:table-cell>
          <table:table-cell office:value-type="float" office:value="-8.8764911315">
            <text:p>-8.8764911315</text:p>
          </table:table-cell>
          <table:table-cell table:formula="of:=[.A28]" office:value-type="float" office:value="10.32">
            <text:p>10.32</text:p>
          </table:table-cell>
          <table:table-cell table:formula="of:=[.C28]*[.C28]" office:value-type="float" office:value="106.5024">
            <text:p>106.5024</text:p>
          </table:table-cell>
          <table:table-cell table:formula="of:=[.$F$2]*[.D28]+[.$G$2]*[.C28]+[.$H$2]" office:value-type="float" office:value="-8.8766161425977">
            <text:p>-8.8766161426</text:p>
          </table:table-cell>
          <table:table-cell table:number-columns-repeated="5"/>
        </table:table-row>
        <table:table-row table:style-name="ro2">
          <table:table-cell office:value-type="float" office:value="10.34">
            <text:p>10.34</text:p>
          </table:table-cell>
          <table:table-cell office:value-type="float" office:value="-8.8763085908">
            <text:p>-8.8763085908</text:p>
          </table:table-cell>
          <table:table-cell table:formula="of:=[.A29]" office:value-type="float" office:value="10.34">
            <text:p>10.34</text:p>
          </table:table-cell>
          <table:table-cell table:formula="of:=[.C29]*[.C29]" office:value-type="float" office:value="106.9156">
            <text:p>106.9156</text:p>
          </table:table-cell>
          <table:table-cell table:formula="of:=[.$F$2]*[.D29]+[.$G$2]*[.C29]+[.$H$2]" office:value-type="float" office:value="-8.87644444317293">
            <text:p>-8.8764444432</text:p>
          </table:table-cell>
          <table:table-cell table:number-columns-repeated="5"/>
        </table:table-row>
        <table:table-row table:style-name="ro2">
          <table:table-cell office:value-type="float" office:value="10.36">
            <text:p>10.36</text:p>
          </table:table-cell>
          <table:table-cell office:value-type="float" office:value="-8.8760997895">
            <text:p>-8.8760997895</text:p>
          </table:table-cell>
          <table:table-cell table:formula="of:=[.A30]" office:value-type="float" office:value="10.36">
            <text:p>10.36</text:p>
          </table:table-cell>
          <table:table-cell table:formula="of:=[.C30]*[.C30]" office:value-type="float" office:value="107.3296">
            <text:p>107.3296</text:p>
          </table:table-cell>
          <table:table-cell table:formula="of:=[.$F$2]*[.D30]+[.$G$2]*[.C30]+[.$H$2]" office:value-type="float" office:value="-8.87624247682752">
            <text:p>-8.8762424768</text:p>
          </table:table-cell>
          <table:table-cell table:number-columns-repeated="5"/>
        </table:table-row>
        <table:table-row table:style-name="ro2">
          <table:table-cell office:value-type="float" office:value="10.38">
            <text:p>10.38</text:p>
          </table:table-cell>
          <table:table-cell office:value-type="float" office:value="-8.8758653527">
            <text:p>-8.8758653527</text:p>
          </table:table-cell>
          <table:table-cell table:formula="of:=[.A31]" office:value-type="float" office:value="10.38">
            <text:p>10.38</text:p>
          </table:table-cell>
          <table:table-cell table:formula="of:=[.C31]*[.C31]" office:value-type="float" office:value="107.7444">
            <text:p>107.7444</text:p>
          </table:table-cell>
          <table:table-cell table:formula="of:=[.$F$2]*[.D31]+[.$G$2]*[.C31]+[.$H$2]" office:value-type="float" office:value="-8.87601024356147">
            <text:p>-8.8760102436</text:p>
          </table:table-cell>
          <table:table-cell table:number-columns-repeated="5"/>
        </table:table-row>
        <table:table-row table:style-name="ro2">
          <table:table-cell office:value-type="float" office:value="10.4">
            <text:p>10.4</text:p>
          </table:table-cell>
          <table:table-cell office:value-type="float" office:value="-8.8756057422">
            <text:p>-8.8756057422</text:p>
          </table:table-cell>
          <table:table-cell table:formula="of:=[.A32]" office:value-type="float" office:value="10.4">
            <text:p>10.4</text:p>
          </table:table-cell>
          <table:table-cell table:formula="of:=[.C32]*[.C32]" office:value-type="float" office:value="108.16">
            <text:p>108.16</text:p>
          </table:table-cell>
          <table:table-cell table:formula="of:=[.$F$2]*[.D32]+[.$G$2]*[.C32]+[.$H$2]" office:value-type="float" office:value="-8.87574774337478">
            <text:p>-8.8757477434</text:p>
          </table:table-cell>
          <table:table-cell table:number-columns-repeated="5"/>
        </table:table-row>
        <table:table-row table:style-name="ro2">
          <table:table-cell office:value-type="float" office:value="10.42">
            <text:p>10.42</text:p>
          </table:table-cell>
          <table:table-cell office:value-type="float" office:value="-8.8753214127">
            <text:p>-8.8753214127</text:p>
          </table:table-cell>
          <table:table-cell table:formula="of:=[.A33]" office:value-type="float" office:value="10.42">
            <text:p>10.42</text:p>
          </table:table-cell>
          <table:table-cell table:formula="of:=[.C33]*[.C33]" office:value-type="float" office:value="108.5764">
            <text:p>108.5764</text:p>
          </table:table-cell>
          <table:table-cell table:formula="of:=[.$F$2]*[.D33]+[.$G$2]*[.C33]+[.$H$2]" office:value-type="float" office:value="-8.87545497626745">
            <text:p>-8.8754549763</text:p>
          </table:table-cell>
          <table:table-cell table:number-columns-repeated="5"/>
        </table:table-row>
        <table:table-row table:style-name="ro2">
          <table:table-cell office:value-type="float" office:value="10.44">
            <text:p>10.44</text:p>
          </table:table-cell>
          <table:table-cell office:value-type="float" office:value="-8.8750129558">
            <text:p>-8.8750129558</text:p>
          </table:table-cell>
          <table:table-cell table:formula="of:=[.A34]" office:value-type="float" office:value="10.44">
            <text:p>10.44</text:p>
          </table:table-cell>
          <table:table-cell table:formula="of:=[.C34]*[.C34]" office:value-type="float" office:value="108.9936">
            <text:p>108.9936</text:p>
          </table:table-cell>
          <table:table-cell table:formula="of:=[.$F$2]*[.D34]+[.$G$2]*[.C34]+[.$H$2]" office:value-type="float" office:value="-8.87513194223949">
            <text:p>-8.8751319422</text:p>
          </table:table-cell>
          <table:table-cell table:number-columns-repeated="5"/>
        </table:table-row>
        <table:table-row table:style-name="ro2">
          <table:table-cell office:value-type="float" office:value="10.46">
            <text:p>10.46</text:p>
          </table:table-cell>
          <table:table-cell office:value-type="float" office:value="-8.8746808">
            <text:p>-8.8746808</text:p>
          </table:table-cell>
          <table:table-cell table:formula="of:=[.A35]" office:value-type="float" office:value="10.46">
            <text:p>10.46</text:p>
          </table:table-cell>
          <table:table-cell table:formula="of:=[.C35]*[.C35]" office:value-type="float" office:value="109.4116">
            <text:p>109.4116</text:p>
          </table:table-cell>
          <table:table-cell table:formula="of:=[.$F$2]*[.D35]+[.$G$2]*[.C35]+[.$H$2]" office:value-type="float" office:value="-8.87477864129089">
            <text:p>-8.8747786413</text:p>
          </table:table-cell>
          <table:table-cell table:number-columns-repeated="5"/>
        </table:table-row>
        <table:table-row table:style-name="ro2">
          <table:table-cell office:value-type="float" office:value="10.48">
            <text:p>10.48</text:p>
          </table:table-cell>
          <table:table-cell office:value-type="float" office:value="-8.8743254126">
            <text:p>-8.8743254126</text:p>
          </table:table-cell>
          <table:table-cell table:formula="of:=[.A36]" office:value-type="float" office:value="10.48">
            <text:p>10.48</text:p>
          </table:table-cell>
          <table:table-cell table:formula="of:=[.C36]*[.C36]" office:value-type="float" office:value="109.8304">
            <text:p>109.8304</text:p>
          </table:table-cell>
          <table:table-cell table:formula="of:=[.$F$2]*[.D36]+[.$G$2]*[.C36]+[.$H$2]" office:value-type="float" office:value="-8.87439507342165">
            <text:p>-8.8743950734</text:p>
          </table:table-cell>
          <table:table-cell table:number-columns-repeated="5"/>
        </table:table-row>
        <table:table-row table:style-name="ro2">
          <table:table-cell office:value-type="float" office:value="10.5">
            <text:p>10.5</text:p>
          </table:table-cell>
          <table:table-cell office:value-type="float" office:value="-8.8739473341">
            <text:p>-8.8739473341</text:p>
          </table:table-cell>
          <table:table-cell table:formula="of:=[.A37]" office:value-type="float" office:value="10.5">
            <text:p>10.5</text:p>
          </table:table-cell>
          <table:table-cell table:formula="of:=[.C37]*[.C37]" office:value-type="float" office:value="110.25">
            <text:p>110.25</text:p>
          </table:table-cell>
          <table:table-cell table:formula="of:=[.$F$2]*[.D37]+[.$G$2]*[.C37]+[.$H$2]" office:value-type="float" office:value="-8.87398123863177">
            <text:p>-8.8739812386</text:p>
          </table:table-cell>
          <table:table-cell table:number-columns-repeated="5"/>
        </table:table-row>
        <table:table-row table:style-name="ro2">
          <table:table-cell office:value-type="float" office:value="10.52">
            <text:p>10.52</text:p>
          </table:table-cell>
          <table:table-cell office:value-type="float" office:value="-8.8735469927">
            <text:p>-8.8735469927</text:p>
          </table:table-cell>
          <table:table-cell table:formula="of:=[.A38]" office:value-type="float" office:value="10.52">
            <text:p>10.52</text:p>
          </table:table-cell>
          <table:table-cell table:formula="of:=[.C38]*[.C38]" office:value-type="float" office:value="110.6704">
            <text:p>110.6704</text:p>
          </table:table-cell>
          <table:table-cell table:formula="of:=[.$F$2]*[.D38]+[.$G$2]*[.C38]+[.$H$2]" office:value-type="float" office:value="-8.87353713692126">
            <text:p>-8.8735371369</text:p>
          </table:table-cell>
          <table:table-cell table:number-columns-repeated="5"/>
        </table:table-row>
        <table:table-row table:style-name="ro2">
          <table:table-cell office:value-type="float" office:value="10.54">
            <text:p>10.54</text:p>
          </table:table-cell>
          <table:table-cell office:value-type="float" office:value="-8.8731249166">
            <text:p>-8.8731249166</text:p>
          </table:table-cell>
          <table:table-cell table:formula="of:=[.A39]" office:value-type="float" office:value="10.54">
            <text:p>10.54</text:p>
          </table:table-cell>
          <table:table-cell table:formula="of:=[.C39]*[.C39]" office:value-type="float" office:value="111.0916">
            <text:p>111.0916</text:p>
          </table:table-cell>
          <table:table-cell table:formula="of:=[.$F$2]*[.D39]+[.$G$2]*[.C39]+[.$H$2]" office:value-type="float" office:value="-8.87306276829011">
            <text:p>-8.8730627683</text:p>
          </table:table-cell>
          <table:table-cell table:number-columns-repeated="5"/>
        </table:table-row>
        <table:table-row table:style-name="ro2">
          <table:table-cell office:value-type="float" office:value="10.56">
            <text:p>10.56</text:p>
          </table:table-cell>
          <table:table-cell office:value-type="float" office:value="-8.8726814854">
            <text:p>-8.8726814854</text:p>
          </table:table-cell>
          <table:table-cell table:formula="of:=[.A40]" office:value-type="float" office:value="10.56">
            <text:p>10.56</text:p>
          </table:table-cell>
          <table:table-cell table:formula="of:=[.C40]*[.C40]" office:value-type="float" office:value="111.5136">
            <text:p>111.5136</text:p>
          </table:table-cell>
          <table:table-cell table:formula="of:=[.$F$2]*[.D40]+[.$G$2]*[.C40]+[.$H$2]" office:value-type="float" office:value="-8.87255813273832">
            <text:p>-8.8725581327</text:p>
          </table:table-cell>
          <table:table-cell table:number-columns-repeated="5"/>
        </table:table-row>
        <table:table-row table:style-name="ro2">
          <table:table-cell office:value-type="float" office:value="10.58">
            <text:p>10.58</text:p>
          </table:table-cell>
          <table:table-cell office:value-type="float" office:value="-8.8722171682">
            <text:p>-8.8722171682</text:p>
          </table:table-cell>
          <table:table-cell table:formula="of:=[.A41]" office:value-type="float" office:value="10.58">
            <text:p>10.58</text:p>
          </table:table-cell>
          <table:table-cell table:formula="of:=[.C41]*[.C41]" office:value-type="float" office:value="111.9364">
            <text:p>111.9364</text:p>
          </table:table-cell>
          <table:table-cell table:formula="of:=[.$F$2]*[.D41]+[.$G$2]*[.C41]+[.$H$2]" office:value-type="float" office:value="-8.87202323026589">
            <text:p>-8.8720232303</text:p>
          </table:table-cell>
          <table:table-cell table:number-columns-repeated="5"/>
        </table:table-row>
        <table:table-row table:style-name="ro2">
          <table:table-cell office:value-type="float" office:value="10.6">
            <text:p>10.6</text:p>
          </table:table-cell>
          <table:table-cell office:value-type="float" office:value="-8.8717324769">
            <text:p>-8.8717324769</text:p>
          </table:table-cell>
          <table:table-cell table:formula="of:=[.A42]" office:value-type="float" office:value="10.6">
            <text:p>10.6</text:p>
          </table:table-cell>
          <table:table-cell table:formula="of:=[.C42]*[.C42]" office:value-type="float" office:value="112.36">
            <text:p>112.36</text:p>
          </table:table-cell>
          <table:table-cell table:formula="of:=[.$F$2]*[.D42]+[.$G$2]*[.C42]+[.$H$2]" office:value-type="float" office:value="-8.87145806087282">
            <text:p>-8.8714580609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Numerical 2<text:span text:style-name="T1">nd</text:span> deriv calculation of bulk modulus without parabola fit</text:p>
          </table:table-cell>
          <table:table-cell table:number-columns-repeated="9"/>
        </table:table-row>
        <table:table-row table:style-name="ro1">
          <table:table-cell office:value-type="string">
            <text:p>Acell</text:p>
          </table:table-cell>
          <table:table-cell office:value-type="string">
            <text:p>etotal</text:p>
          </table:table-cell>
          <table:table-cell office:value-type="string">
            <text:p>2<text:span text:style-name="T1">nd</text:span> Derivative (9-point)</text:p>
          </table:table-cell>
          <table:table-cell office:value-type="string">
            <text:p>DeltaAcell</text:p>
          </table:table-cell>
          <table:table-cell table:number-columns-repeated="6"/>
        </table:table-row>
        <table:table-row table:style-name="ro2">
          <table:table-cell office:value-type="float" office:value="9.8">
            <text:p>9.8</text:p>
          </table:table-cell>
          <table:table-cell office:value-type="float" office:value="-8.870162574">
            <text:p>-8.870162574</text:p>
          </table:table-cell>
          <table:table-cell/>
          <table:table-cell table:formula="of:=[.A42]-[.A41]" office:value-type="float" office:value="0.0199999999999996">
            <text:p>0.02</text:p>
          </table:table-cell>
          <table:table-cell table:number-columns-repeated="6"/>
        </table:table-row>
        <table:table-row table:style-name="ro2">
          <table:table-cell office:value-type="float" office:value="9.82">
            <text:p>9.82</text:p>
          </table:table-cell>
          <table:table-cell office:value-type="float" office:value="-8.8708681335">
            <text:p>-8.8708681335</text:p>
          </table:table-cell>
          <table:table-cell table:number-columns-repeated="8"/>
        </table:table-row>
        <table:table-row table:style-name="ro2">
          <table:table-cell office:value-type="float" office:value="9.84">
            <text:p>9.84</text:p>
          </table:table-cell>
          <table:table-cell office:value-type="float" office:value="-8.8715312255">
            <text:p>-8.8715312255</text:p>
          </table:table-cell>
          <table:table-cell table:number-columns-repeated="8"/>
        </table:table-row>
        <table:table-row table:style-name="ro2">
          <table:table-cell office:value-type="float" office:value="9.86">
            <text:p>9.86</text:p>
          </table:table-cell>
          <table:table-cell office:value-type="float" office:value="-8.8721527197">
            <text:p>-8.8721527197</text:p>
          </table:table-cell>
          <table:table-cell table:number-columns-repeated="8"/>
        </table:table-row>
        <table:table-row table:style-name="ro2">
          <table:table-cell office:value-type="float" office:value="9.88">
            <text:p>9.88</text:p>
          </table:table-cell>
          <table:table-cell office:value-type="float" office:value="-8.8727332921">
            <text:p>-8.8727332921</text:p>
          </table:table-cell>
          <table:table-cell table:formula="of:=(-9*([.B46]+[.B54])+128*([.B47]+[.B53])-1008*([.B48]+[.B52])+8064*([.B49]+[.B51])-14350*[.B50])/(5040*[.D$46]*[.D$46])" office:value-type="float" office:value="0.100706581193552">
            <text:p>0.1007065812</text:p>
          </table:table-cell>
          <table:table-cell table:number-columns-repeated="7"/>
        </table:table-row>
        <table:table-row table:style-name="ro2">
          <table:table-cell office:value-type="float" office:value="9.9">
            <text:p>9.9</text:p>
          </table:table-cell>
          <table:table-cell office:value-type="float" office:value="-8.8732735918">
            <text:p>-8.8732735918</text:p>
          </table:table-cell>
          <table:table-cell table:formula="of:=(-9*([.B47]+[.B55])+128*([.B48]+[.B54])-1008*([.B49]+[.B53])+8064*([.B50]+[.B52])-14350*[.B51])/(5040*[.D$46]*[.D$46])" office:value-type="float" office:value="0.0988451418754944">
            <text:p>0.0988451419</text:p>
          </table:table-cell>
          <table:table-cell table:number-columns-repeated="7"/>
        </table:table-row>
        <table:table-row table:style-name="ro2">
          <table:table-cell office:value-type="float" office:value="9.92">
            <text:p>9.92</text:p>
          </table:table-cell>
          <table:table-cell office:value-type="float" office:value="-8.8737743547">
            <text:p>-8.8737743547</text:p>
          </table:table-cell>
          <table:table-cell table:formula="of:=(-9*([.B48]+[.B56])+128*([.B49]+[.B55])-1008*([.B50]+[.B54])+8064*([.B51]+[.B53])-14350*[.B52])/(5040*[.D$46]*[.D$46])" office:value-type="float" office:value="0.0969536129502152">
            <text:p>0.096953613</text:p>
          </table:table-cell>
          <table:table-cell table:number-columns-repeated="7"/>
        </table:table-row>
        <table:table-row table:style-name="ro2">
          <table:table-cell office:value-type="float" office:value="9.94">
            <text:p>9.94</text:p>
          </table:table-cell>
          <table:table-cell office:value-type="float" office:value="-8.8742363209">
            <text:p>-8.8742363209</text:p>
          </table:table-cell>
          <table:table-cell table:formula="of:=(-9*([.B49]+[.B57])+128*([.B50]+[.B56])-1008*([.B51]+[.B55])+8064*([.B52]+[.B54])-14350*[.B53])/(5040*[.D$46]*[.D$46])" office:value-type="float" office:value="0.0954713493431215">
            <text:p>0.0954713493</text:p>
          </table:table-cell>
          <table:table-cell table:number-columns-repeated="7"/>
        </table:table-row>
        <table:table-row table:style-name="ro2">
          <table:table-cell office:value-type="float" office:value="9.96">
            <text:p>9.96</text:p>
          </table:table-cell>
          <table:table-cell office:value-type="float" office:value="-8.8746601027">
            <text:p>-8.8746601027</text:p>
          </table:table-cell>
          <table:table-cell table:formula="of:=(-9*([.B50]+[.B58])+128*([.B51]+[.B57])-1008*([.B52]+[.B56])+8064*([.B53]+[.B55])-14350*[.B54])/(5040*[.D$46]*[.D$46])" office:value-type="float" office:value="0.0938787074307032">
            <text:p>0.0938787074</text:p>
          </table:table-cell>
          <table:table-cell table:number-columns-repeated="7"/>
        </table:table-row>
        <table:table-row table:style-name="ro2">
          <table:table-cell office:value-type="float" office:value="9.98">
            <text:p>9.98</text:p>
          </table:table-cell>
          <table:table-cell office:value-type="float" office:value="-8.8750463505">
            <text:p>-8.8750463505</text:p>
          </table:table-cell>
          <table:table-cell table:formula="of:=(-9*([.B51]+[.B59])+128*([.B52]+[.B58])-1008*([.B53]+[.B57])+8064*([.B54]+[.B56])-14350*[.B55])/(5040*[.D$46]*[.D$46])" office:value-type="float" office:value="0.0918272368460152">
            <text:p>0.0918272368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8.8753958388">
            <text:p>-8.8753958388</text:p>
          </table:table-cell>
          <table:table-cell table:formula="of:=(-9*([.B52]+[.B60])+128*([.B53]+[.B59])-1008*([.B54]+[.B58])+8064*([.B55]+[.B57])-14350*[.B56])/(5040*[.D$46]*[.D$46])" office:value-type="float" office:value="0.090526302431373">
            <text:p>0.0905263024</text:p>
          </table:table-cell>
          <table:table-cell table:number-columns-repeated="7"/>
        </table:table-row>
        <table:table-row table:style-name="ro2">
          <table:table-cell office:value-type="float" office:value="10.02">
            <text:p>10.02</text:p>
          </table:table-cell>
          <table:table-cell office:value-type="float" office:value="-8.8757091376">
            <text:p>-8.8757091376</text:p>
          </table:table-cell>
          <table:table-cell table:formula="of:=(-9*([.B53]+[.B61])+128*([.B54]+[.B60])-1008*([.B55]+[.B59])+8064*([.B56]+[.B58])-14350*[.B57])/(5040*[.D$46]*[.D$46])" office:value-type="float" office:value="0.0886840204859494">
            <text:p>0.0886840205</text:p>
          </table:table-cell>
          <table:table-cell table:number-columns-repeated="7"/>
        </table:table-row>
        <table:table-row table:style-name="ro2">
          <table:table-cell office:value-type="float" office:value="10.04">
            <text:p>10.04</text:p>
          </table:table-cell>
          <table:table-cell office:value-type="float" office:value="-8.8759869539">
            <text:p>-8.8759869539</text:p>
          </table:table-cell>
          <table:table-cell table:formula="of:=(-9*([.B54]+[.B62])+128*([.B55]+[.B61])-1008*([.B56]+[.B60])+8064*([.B57]+[.B59])-14350*[.B58])/(5040*[.D$46]*[.D$46])" office:value-type="float" office:value="0.0870796495999292">
            <text:p>0.0870796496</text:p>
          </table:table-cell>
          <table:table-cell table:number-columns-repeated="7"/>
        </table:table-row>
        <table:table-row table:style-name="ro2">
          <table:table-cell office:value-type="float" office:value="10.06">
            <text:p>10.06</text:p>
          </table:table-cell>
          <table:table-cell office:value-type="float" office:value="-8.8762299219">
            <text:p>-8.8762299219</text:p>
          </table:table-cell>
          <table:table-cell table:formula="of:=(-9*([.B55]+[.B63])+128*([.B56]+[.B62])-1008*([.B57]+[.B61])+8064*([.B58]+[.B60])-14350*[.B59])/(5040*[.D$46]*[.D$46])" office:value-type="float" office:value="0.0859033220371643">
            <text:p>0.085903322</text:p>
          </table:table-cell>
          <table:table-cell table:number-columns-repeated="7"/>
        </table:table-row>
        <table:table-row table:style-name="ro2">
          <table:table-cell office:value-type="float" office:value="10.08">
            <text:p>10.08</text:p>
          </table:table-cell>
          <table:table-cell office:value-type="float" office:value="-8.8764385686">
            <text:p>-8.8764385686</text:p>
          </table:table-cell>
          <table:table-cell table:formula="of:=(-9*([.B56]+[.B64])+128*([.B57]+[.B63])-1008*([.B58]+[.B62])+8064*([.B59]+[.B61])-14350*[.B60])/(5040*[.D$46]*[.D$46])" office:value-type="float" office:value="0.0836850175628172">
            <text:p>0.0836850176</text:p>
          </table:table-cell>
          <table:table-cell table:number-columns-repeated="7"/>
        </table:table-row>
        <table:table-row table:style-name="ro2">
          <table:table-cell office:value-type="float" office:value="10.1">
            <text:p>10.1</text:p>
          </table:table-cell>
          <table:table-cell office:value-type="float" office:value="-8.8766136908">
            <text:p>-8.8766136908</text:p>
          </table:table-cell>
          <table:table-cell table:formula="of:=(-9*([.B57]+[.B65])+128*([.B58]+[.B64])-1008*([.B59]+[.B63])+8064*([.B60]+[.B62])-14350*[.B61])/(5040*[.D$46]*[.D$46])" office:value-type="float" office:value="0.0827866250412142">
            <text:p>0.082786625</text:p>
          </table:table-cell>
          <table:table-cell table:number-columns-repeated="7"/>
        </table:table-row>
        <table:table-row table:style-name="ro2">
          <table:table-cell office:value-type="float" office:value="10.12">
            <text:p>10.12</text:p>
          </table:table-cell>
          <table:table-cell office:value-type="float" office:value="-8.8767557355">
            <text:p>-8.8767557355</text:p>
          </table:table-cell>
          <table:table-cell table:formula="of:=(-9*([.B58]+[.B66])+128*([.B59]+[.B65])-1008*([.B60]+[.B64])+8064*([.B61]+[.B63])-14350*[.B62])/(5040*[.D$46]*[.D$46])" office:value-type="float" office:value="0.0809213128492977">
            <text:p>0.0809213128</text:p>
          </table:table-cell>
          <table:table-cell table:number-columns-repeated="7"/>
        </table:table-row>
        <table:table-row table:style-name="ro2">
          <table:table-cell office:value-type="float" office:value="10.14">
            <text:p>10.14</text:p>
          </table:table-cell>
          <table:table-cell office:value-type="float" office:value="-8.8768654001">
            <text:p>-8.8768654001</text:p>
          </table:table-cell>
          <table:table-cell table:formula="of:=(-9*([.B59]+[.B67])+128*([.B60]+[.B66])-1008*([.B61]+[.B65])+8064*([.B62]+[.B64])-14350*[.B63])/(5040*[.D$46]*[.D$46])" office:value-type="float" office:value="0.0793587714219467">
            <text:p>0.0793587714</text:p>
          </table:table-cell>
          <table:table-cell table:number-columns-repeated="7"/>
        </table:table-row>
        <table:table-row table:style-name="ro2">
          <table:table-cell office:value-type="float" office:value="10.16">
            <text:p>10.16</text:p>
          </table:table-cell>
          <table:table-cell office:value-type="float" office:value="-8.8769433066">
            <text:p>-8.8769433066</text:p>
          </table:table-cell>
          <table:table-cell table:formula="of:=(-9*([.B60]+[.B68])+128*([.B61]+[.B67])-1008*([.B62]+[.B66])+8064*([.B63]+[.B65])-14350*[.B64])/(5040*[.D$46]*[.D$46])" office:value-type="float" office:value="0.0781835762811405">
            <text:p>0.0781835763</text:p>
          </table:table-cell>
          <table:table-cell table:number-columns-repeated="7"/>
        </table:table-row>
        <table:table-row table:style-name="ro2">
          <table:table-cell office:value-type="float" office:value="10.18">
            <text:p>10.18</text:p>
          </table:table-cell>
          <table:table-cell office:value-type="float" office:value="-8.8769899609">
            <text:p>-8.8769899609</text:p>
          </table:table-cell>
          <table:table-cell table:formula="of:=(-9*([.B61]+[.B69])+128*([.B62]+[.B68])-1008*([.B63]+[.B67])+8064*([.B64]+[.B66])-14350*[.B65])/(5040*[.D$46]*[.D$46])" office:value-type="float" office:value="0.0764548193988731">
            <text:p>0.0764548194</text:p>
          </table:table-cell>
          <table:table-cell table:number-columns-repeated="7"/>
        </table:table-row>
        <table:table-row table:style-name="ro1">
          <table:table-cell office:value-type="float" office:value="10.2">
            <text:p>10.2</text:p>
          </table:table-cell>
          <table:table-cell office:value-type="float" office:value="-8.877006019">
            <text:p>-8.877006019</text:p>
          </table:table-cell>
          <table:table-cell table:formula="of:=(-9*([.B62]+[.B70])+128*([.B63]+[.B69])-1008*([.B64]+[.B68])+8064*([.B65]+[.B67])-14350*[.B66])/(5040*[.D$46]*[.D$46])" office:value-type="float" office:value="0.0750988068440587">
            <text:p>0.0750988068</text:p>
          </table:table-cell>
          <table:table-cell/>
          <table:table-cell office:value-type="string">
            <text:p>2<text:span text:style-name="T1">nd</text:span> deriv at min etot = 10.216</text:p>
          </table:table-cell>
          <table:table-cell table:number-columns-repeated="5"/>
        </table:table-row>
        <table:table-row table:style-name="ro2">
          <table:table-cell office:value-type="float" office:value="10.22">
            <text:p>10.22</text:p>
          </table:table-cell>
          <table:table-cell office:value-type="float" office:value="-8.8769920383">
            <text:p>-8.8769920383</text:p>
          </table:table-cell>
          <table:table-cell table:formula="of:=(-9*([.B63]+[.B71])+128*([.B64]+[.B70])-1008*([.B65]+[.B69])+8064*([.B66]+[.B68])-14350*[.B67])/(5040*[.D$46]*[.D$46])" office:value-type="float" office:value="0.0737286978648427">
            <text:p>0.0737286979</text:p>
          </table:table-cell>
          <table:table-cell table:formula="of:=AVERAGE([.C66:.C67])" office:value-type="float" office:value="0.0744137523544507">
            <text:p>0.0744137524</text:p>
          </table:table-cell>
          <table:table-cell table:formula="of:=AVERAGE([.C67:.D67])" office:value-type="float" office:value="0.0740712251096467">
            <text:p>0.0740712251</text:p>
          </table:table-cell>
          <table:table-cell table:number-columns-repeated="5"/>
        </table:table-row>
        <table:table-row table:style-name="ro1">
          <table:table-cell office:value-type="float" office:value="10.24">
            <text:p>10.24</text:p>
          </table:table-cell>
          <table:table-cell office:value-type="float" office:value="-8.8769485728">
            <text:p>-8.8769485728</text:p>
          </table:table-cell>
          <table:table-cell table:formula="of:=(-9*([.B64]+[.B72])+128*([.B65]+[.B71])-1008*([.B66]+[.B70])+8064*([.B67]+[.B69])-14350*[.B68])/(5040*[.D$46]*[.D$46])" office:value-type="float" office:value="0.0721874454924692">
            <text:p>0.0721874455</text:p>
          </table:table-cell>
          <table:table-cell/>
          <table:table-cell office:value-type="string">
            <text:p>div by acell</text:p>
          </table:table-cell>
          <table:table-cell office:value-type="string">
            <text:p>conversion factor to Gpa</text:p>
          </table:table-cell>
          <table:table-cell table:style-name="ce1" office:value-type="string">
            <text:p>Bulk Modulus</text:p>
          </table:table-cell>
          <table:table-cell table:number-columns-repeated="3"/>
        </table:table-row>
        <table:table-row table:style-name="ro2">
          <table:table-cell office:value-type="float" office:value="10.26">
            <text:p>10.26</text:p>
          </table:table-cell>
          <table:table-cell office:value-type="float" office:value="-8.8768762197">
            <text:p>-8.8768762197</text:p>
          </table:table-cell>
          <table:table-cell table:formula="of:=(-9*([.B65]+[.B73])+128*([.B66]+[.B72])-1008*([.B67]+[.B71])+8064*([.B68]+[.B70])-14350*[.B69])/(5040*[.D$46]*[.D$46])" office:value-type="float" office:value="0.0709780846706979">
            <text:p>0.0709780847</text:p>
          </table:table-cell>
          <table:table-cell/>
          <table:table-cell table:formula="of:=[.E67]/10.216" office:value-type="float" office:value="0.00725051146335618">
            <text:p>0.0072505115</text:p>
          </table:table-cell>
          <table:table-cell office:value-type="float" office:value="29421.01">
            <text:p>29421.01</text:p>
          </table:table-cell>
          <table:table-cell table:formula="of:=[.F69]*[.E69]" office:value-type="float" office:value="213.317370268517">
            <text:p>213.3173702685</text:p>
          </table:table-cell>
          <table:table-cell table:number-columns-repeated="3"/>
        </table:table-row>
        <table:table-row table:style-name="ro2">
          <table:table-cell office:value-type="float" office:value="10.28">
            <text:p>10.28</text:p>
          </table:table-cell>
          <table:table-cell office:value-type="float" office:value="-8.8767754859">
            <text:p>-8.8767754859</text:p>
          </table:table-cell>
          <table:table-cell table:formula="of:=(-9*([.B66]+[.B74])+128*([.B67]+[.B73])-1008*([.B68]+[.B72])+8064*([.B69]+[.B71])-14350*[.B70])/(5040*[.D$46]*[.D$46])" office:value-type="float" office:value="0.0694956884506149">
            <text:p>0.0694956885</text:p>
          </table:table-cell>
          <table:table-cell table:number-columns-repeated="7"/>
        </table:table-row>
        <table:table-row table:style-name="ro2">
          <table:table-cell office:value-type="float" office:value="10.3">
            <text:p>10.3</text:p>
          </table:table-cell>
          <table:table-cell office:value-type="float" office:value="-8.8766469466">
            <text:p>-8.8766469466</text:p>
          </table:table-cell>
          <table:table-cell table:formula="of:=(-9*([.B67]+[.B75])+128*([.B68]+[.B74])-1008*([.B69]+[.B73])+8064*([.B70]+[.B72])-14350*[.B71])/(5040*[.D$46]*[.D$46])" office:value-type="float" office:value="0.0682024429474907">
            <text:p>0.0682024429</text:p>
          </table:table-cell>
          <table:table-cell table:number-columns-repeated="7"/>
        </table:table-row>
        <table:table-row table:style-name="ro2">
          <table:table-cell office:value-type="float" office:value="10.32">
            <text:p>10.32</text:p>
          </table:table-cell>
          <table:table-cell office:value-type="float" office:value="-8.8764911315">
            <text:p>-8.8764911315</text:p>
          </table:table-cell>
          <table:table-cell table:formula="of:=(-9*([.B68]+[.B76])+128*([.B69]+[.B75])-1008*([.B70]+[.B74])+8064*([.B71]+[.B73])-14350*[.B72])/(5040*[.D$46]*[.D$46])" office:value-type="float" office:value="0.0667800607097628">
            <text:p>0.0667800607</text:p>
          </table:table-cell>
          <table:table-cell table:number-columns-repeated="7"/>
        </table:table-row>
        <table:table-row table:style-name="ro2">
          <table:table-cell office:value-type="float" office:value="10.34">
            <text:p>10.34</text:p>
          </table:table-cell>
          <table:table-cell office:value-type="float" office:value="-8.8763085908">
            <text:p>-8.8763085908</text:p>
          </table:table-cell>
          <table:table-cell table:formula="of:=(-9*([.B69]+[.B77])+128*([.B70]+[.B76])-1008*([.B71]+[.B75])+8064*([.B72]+[.B74])-14350*[.B73])/(5040*[.D$46]*[.D$46])" office:value-type="float" office:value="0.0657094371187393">
            <text:p>0.0657094371</text:p>
          </table:table-cell>
          <table:table-cell table:number-columns-repeated="7"/>
        </table:table-row>
        <table:table-row table:style-name="ro2">
          <table:table-cell office:value-type="float" office:value="10.36">
            <text:p>10.36</text:p>
          </table:table-cell>
          <table:table-cell office:value-type="float" office:value="-8.8760997895">
            <text:p>-8.8760997895</text:p>
          </table:table-cell>
          <table:table-cell table:formula="of:=(-9*([.B70]+[.B78])+128*([.B71]+[.B77])-1008*([.B72]+[.B76])+8064*([.B73]+[.B75])-14350*[.B74])/(5040*[.D$46]*[.D$46])" office:value-type="float" office:value="0.0640345314971641">
            <text:p>0.0640345315</text:p>
          </table:table-cell>
          <table:table-cell table:number-columns-repeated="7"/>
        </table:table-row>
        <table:table-row table:style-name="ro2">
          <table:table-cell office:value-type="float" office:value="10.38">
            <text:p>10.38</text:p>
          </table:table-cell>
          <table:table-cell office:value-type="float" office:value="-8.8758653527">
            <text:p>-8.8758653527</text:p>
          </table:table-cell>
          <table:table-cell table:formula="of:=(-9*([.B71]+[.B79])+128*([.B72]+[.B78])-1008*([.B73]+[.B77])+8064*([.B74]+[.B76])-14350*[.B75])/(5040*[.D$46]*[.D$46])" office:value-type="float" office:value="0.0629333775982081">
            <text:p>0.0629333776</text:p>
          </table:table-cell>
          <table:table-cell table:number-columns-repeated="7"/>
        </table:table-row>
        <table:table-row table:style-name="ro2">
          <table:table-cell office:value-type="float" office:value="10.4">
            <text:p>10.4</text:p>
          </table:table-cell>
          <table:table-cell office:value-type="float" office:value="-8.8756057422">
            <text:p>-8.8756057422</text:p>
          </table:table-cell>
          <table:table-cell table:formula="of:=(-9*([.B72]+[.B80])+128*([.B73]+[.B79])-1008*([.B74]+[.B78])+8064*([.B75]+[.B77])-14350*[.B76])/(5040*[.D$46]*[.D$46])" office:value-type="float" office:value="0.0618445046134283">
            <text:p>0.0618445046</text:p>
          </table:table-cell>
          <table:table-cell table:number-columns-repeated="7"/>
        </table:table-row>
        <table:table-row table:style-name="ro2">
          <table:table-cell office:value-type="float" office:value="10.42">
            <text:p>10.42</text:p>
          </table:table-cell>
          <table:table-cell office:value-type="float" office:value="-8.8753214127">
            <text:p>-8.8753214127</text:p>
          </table:table-cell>
          <table:table-cell table:formula="of:=(-9*([.B73]+[.B81])+128*([.B74]+[.B80])-1008*([.B75]+[.B79])+8064*([.B76]+[.B78])-14350*[.B77])/(5040*[.D$46]*[.D$46])" office:value-type="float" office:value="0.0602633679966609">
            <text:p>0.060263368</text:p>
          </table:table-cell>
          <table:table-cell table:number-columns-repeated="7"/>
        </table:table-row>
        <table:table-row table:style-name="ro2">
          <table:table-cell office:value-type="float" office:value="10.44">
            <text:p>10.44</text:p>
          </table:table-cell>
          <table:table-cell office:value-type="float" office:value="-8.8750129558">
            <text:p>-8.8750129558</text:p>
          </table:table-cell>
          <table:table-cell table:formula="of:=(-9*([.B74]+[.B82])+128*([.B75]+[.B81])-1008*([.B76]+[.B80])+8064*([.B77]+[.B79])-14350*[.B78])/(5040*[.D$46]*[.D$46])" office:value-type="float" office:value="0.0592627405831828">
            <text:p>0.0592627406</text:p>
          </table:table-cell>
          <table:table-cell table:number-columns-repeated="7"/>
        </table:table-row>
        <table:table-row table:style-name="ro2">
          <table:table-cell office:value-type="float" office:value="10.46">
            <text:p>10.46</text:p>
          </table:table-cell>
          <table:table-cell office:value-type="float" office:value="-8.8746808">
            <text:p>-8.8746808</text:p>
          </table:table-cell>
          <table:table-cell table:formula="of:=(-9*([.B75]+[.B83])+128*([.B76]+[.B82])-1008*([.B77]+[.B81])+8064*([.B78]+[.B80])-14350*[.B79])/(5040*[.D$46]*[.D$46])" office:value-type="float" office:value="0.0581033498473007">
            <text:p>0.0581033498</text:p>
          </table:table-cell>
          <table:table-cell table:number-columns-repeated="7"/>
        </table:table-row>
        <table:table-row table:style-name="ro2">
          <table:table-cell office:value-type="float" office:value="10.48">
            <text:p>10.48</text:p>
          </table:table-cell>
          <table:table-cell office:value-type="float" office:value="-8.8743254126">
            <text:p>-8.8743254126</text:p>
          </table:table-cell>
          <table:table-cell table:formula="of:=(-9*([.B76]+[.B84])+128*([.B77]+[.B83])-1008*([.B78]+[.B82])+8064*([.B79]+[.B81])-14350*[.B80])/(5040*[.D$46]*[.D$46])" office:value-type="float" office:value="0.0566867130824956">
            <text:p>0.0566867131</text:p>
          </table:table-cell>
          <table:table-cell table:number-columns-repeated="7"/>
        </table:table-row>
        <table:table-row table:style-name="ro2">
          <table:table-cell office:value-type="float" office:value="10.5">
            <text:p>10.5</text:p>
          </table:table-cell>
          <table:table-cell office:value-type="float" office:value="-8.8739473341">
            <text:p>-8.8739473341</text:p>
          </table:table-cell>
          <table:table-cell table:formula="of:=(-9*([.B77]+[.B85])+128*([.B78]+[.B84])-1008*([.B79]+[.B83])+8064*([.B80]+[.B82])-14350*[.B81])/(5040*[.D$46]*[.D$46])" office:value-type="float" office:value="0.0556989499590811">
            <text:p>0.05569895</text:p>
          </table:table-cell>
          <table:table-cell table:number-columns-repeated="7"/>
        </table:table-row>
        <table:table-row table:style-name="ro2">
          <table:table-cell office:value-type="float" office:value="10.52">
            <text:p>10.52</text:p>
          </table:table-cell>
          <table:table-cell office:value-type="float" office:value="-8.8735469927">
            <text:p>-8.8735469927</text:p>
          </table:table-cell>
          <table:table-cell table:formula="of:=(-9*([.B78]+[.B86])+128*([.B79]+[.B85])-1008*([.B80]+[.B84])+8064*([.B81]+[.B83])-14350*[.B82])/(5040*[.D$46]*[.D$46])" office:value-type="float" office:value="0.0542845976645116">
            <text:p>0.0542845977</text:p>
          </table:table-cell>
          <table:table-cell table:number-columns-repeated="7"/>
        </table:table-row>
        <table:table-row table:style-name="ro2">
          <table:table-cell office:value-type="float" office:value="10.54">
            <text:p>10.54</text:p>
          </table:table-cell>
          <table:table-cell office:value-type="float" office:value="-8.8731249166">
            <text:p>-8.8731249166</text:p>
          </table:table-cell>
          <table:table-cell table:number-columns-repeated="8"/>
        </table:table-row>
        <table:table-row table:style-name="ro2">
          <table:table-cell office:value-type="float" office:value="10.56">
            <text:p>10.56</text:p>
          </table:table-cell>
          <table:table-cell office:value-type="float" office:value="-8.8726814854">
            <text:p>-8.8726814854</text:p>
          </table:table-cell>
          <table:table-cell table:number-columns-repeated="8"/>
        </table:table-row>
        <table:table-row table:style-name="ro2">
          <table:table-cell office:value-type="float" office:value="10.58">
            <text:p>10.58</text:p>
          </table:table-cell>
          <table:table-cell office:value-type="float" office:value="-8.8722171682">
            <text:p>-8.8722171682</text:p>
          </table:table-cell>
          <table:table-cell table:number-columns-repeated="8"/>
        </table:table-row>
        <table:table-row table:style-name="ro2">
          <table:table-cell office:value-type="float" office:value="10.6">
            <text:p>10.6</text:p>
          </table:table-cell>
          <table:table-cell office:value-type="float" office:value="-8.8717324769">
            <text:p>-8.871732476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2">00/00/0000</text:date>, <text:time style:data-style-name="N2" text:time-value="0000-00-00T13:24:18.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2T14:16:22.87</dc:date>
    <meta:generator>LibreOffice/4.0.3.3$Windows_x86 LibreOffice_project/0eaa50a932c8f2199a615e1eb30f7ac74279539</meta:generator>
    <meta:editing-duration>P0D</meta:editing-duration>
    <meta:editing-cycles>1</meta:editing-cycles>
    <meta:document-statistic meta:table-count="1" meta:cell-count="3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39cm" svg:height="12.422cm" xlink:href=".." xlink:type="simple" chart:class="chart:scatter" chart:column-mapping="0 1" chart:style-name="ch1">
        <chart:title svg:x="7.746cm" svg:y="0.384cm" chart:style-name="ch2">
          <text:p>total cell energy vs lattice paramater</text:p>
        </chart:title>
        <chart:legend chart:legend-position="end" svg:x="19.66cm" svg:y="5.637cm" style:legend-expansion="high" chart:style-name="ch3"/>
        <chart:plot-area chart:style-name="ch4" table:cell-range-address="Sheet1.A2:Sheet1.B42 Sheet1.A1:Sheet1.B1 Sheet1.E1:Sheet1.E42" chart:data-source-has-labels="both" svg:x="1.488cm" svg:y="1.907cm" svg:width="17.272cm" svg:height="9.259cm">
          <chartooo:coordinate-region svg:x="2.692cm" svg:y="2.119cm" svg:width="15.736cm" svg:height="8.835cm"/>
          <chart:axis chart:dimension="x" chart:name="primary-x" chart:style-name="ch5" chartooo:axis-type="auto">
            <chart:title svg:x="8.638cm" svg:y="11.415cm" chart:style-name="ch6">
              <text:p>lattice param (Bohr)</text:p>
            </chart:title>
            <chart:categories table:cell-range-address="Sheet1.A2:Sheet1.A42"/>
          </chart:axis>
          <chart:axis chart:dimension="y" chart:name="primary-y" chart:style-name="ch5">
            <chart:title svg:x="0.451cm" svg:y="7.347cm" chart:style-name="ch7">
              <text:p>etotal (Ha)</text:p>
            </chart:title>
            <chart:grid chart:style-name="ch8" chart:class="major"/>
          </chart:axis>
          <chart:series chart:style-name="ch9" chart:values-cell-range-address="Sheet1.B2:Sheet1.B42" chart:label-cell-address="Sheet1.B1:Sheet1.B1" chart:class="chart:scatter">
            <chart:domain table:cell-range-address="Sheet1.A2:Sheet1.A42"/>
            <chart:data-point chart:repeated="41"/>
          </chart:series>
          <chart:series chart:style-name="ch10" chart:values-cell-range-address="Sheet1.E2:Sheet1.E42" chart:label-cell-address="Sheet1.E1:Sheet1.E1" chart:class="chart:scatter"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total</text:p>
                <draw:g>
                  <svg:desc>Sheet1.B1:Sheet1.B1</svg:desc>
                </draw:g>
              </table:table-cell>
              <table:table-cell office:value-type="string">
                <text:p>etot (calc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9.8">
                <text:p>10</text:p>
                <draw:g>
                  <svg:desc>Sheet1.A2:Sheet1.A42</svg:desc>
                </draw:g>
              </table:table-cell>
              <table:table-cell office:value-type="float" office:value="9.8">
                <text:p>9.8</text:p>
                <draw:g>
                  <svg:desc>Sheet1.A2:Sheet1.A42</svg:desc>
                </draw:g>
              </table:table-cell>
              <table:table-cell office:value-type="float" office:value="-8.870162574">
                <text:p>-8.870162574</text:p>
                <draw:g>
                  <svg:desc>Sheet1.B2:Sheet1.B42</svg:desc>
                </draw:g>
              </table:table-cell>
              <table:table-cell office:value-type="float" office:value="-8.87045663849791">
                <text:p>-8.87045663849791</text:p>
                <draw:g>
                  <svg:desc>Sheet1.E2:Sheet1.E42</svg:desc>
                </draw:g>
              </table:table-cell>
            </table:table-row>
            <table:table-row>
              <table:table-cell office:value-type="float" office:value="9.82">
                <text:p>10</text:p>
              </table:table-cell>
              <table:table-cell office:value-type="float" office:value="9.82">
                <text:p>9.82</text:p>
              </table:table-cell>
              <table:table-cell office:value-type="float" office:value="-8.8708681335">
                <text:p>-8.8708681335</text:p>
              </table:table-cell>
              <table:table-cell office:value-type="float" office:value="-8.87107187900972">
                <text:p>-8.87107187900972</text:p>
              </table:table-cell>
            </table:table-row>
            <table:table-row>
              <table:table-cell office:value-type="float" office:value="9.84">
                <text:p>10</text:p>
              </table:table-cell>
              <table:table-cell office:value-type="float" office:value="9.84">
                <text:p>9.84</text:p>
              </table:table-cell>
              <table:table-cell office:value-type="float" office:value="-8.8715312255">
                <text:p>-8.8715312255</text:p>
              </table:table-cell>
              <table:table-cell office:value-type="float" office:value="-8.8716568526009">
                <text:p>-8.8716568526009</text:p>
              </table:table-cell>
            </table:table-row>
            <table:table-row>
              <table:table-cell office:value-type="float" office:value="9.86">
                <text:p>10</text:p>
              </table:table-cell>
              <table:table-cell office:value-type="float" office:value="9.86">
                <text:p>9.86</text:p>
              </table:table-cell>
              <table:table-cell office:value-type="float" office:value="-8.8721527197">
                <text:p>-8.8721527197</text:p>
              </table:table-cell>
              <table:table-cell office:value-type="float" office:value="-8.87221155927143">
                <text:p>-8.87221155927143</text:p>
              </table:table-cell>
            </table:table-row>
            <table:table-row>
              <table:table-cell office:value-type="float" office:value="9.88">
                <text:p>10</text:p>
              </table:table-cell>
              <table:table-cell office:value-type="float" office:value="9.88">
                <text:p>9.88</text:p>
              </table:table-cell>
              <table:table-cell office:value-type="float" office:value="-8.8727332921">
                <text:p>-8.8727332921</text:p>
              </table:table-cell>
              <table:table-cell office:value-type="float" office:value="-8.87273599902133">
                <text:p>-8.87273599902133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9.9">
                <text:p>9.9</text:p>
              </table:table-cell>
              <table:table-cell office:value-type="float" office:value="-8.8732735918">
                <text:p>-8.8732735918</text:p>
              </table:table-cell>
              <table:table-cell office:value-type="float" office:value="-8.87323017185059">
                <text:p>-8.87323017185059</text:p>
              </table:table-cell>
            </table:table-row>
            <table:table-row>
              <table:table-cell office:value-type="float" office:value="9.92">
                <text:p>10</text:p>
              </table:table-cell>
              <table:table-cell office:value-type="float" office:value="9.92">
                <text:p>9.92</text:p>
              </table:table-cell>
              <table:table-cell office:value-type="float" office:value="-8.8737743547">
                <text:p>-8.8737743547</text:p>
              </table:table-cell>
              <table:table-cell office:value-type="float" office:value="-8.87369407775921">
                <text:p>-8.87369407775921</text:p>
              </table:table-cell>
            </table:table-row>
            <table:table-row>
              <table:table-cell office:value-type="float" office:value="9.94">
                <text:p>10</text:p>
              </table:table-cell>
              <table:table-cell office:value-type="float" office:value="9.94">
                <text:p>9.94</text:p>
              </table:table-cell>
              <table:table-cell office:value-type="float" office:value="-8.8742363209">
                <text:p>-8.8742363209</text:p>
              </table:table-cell>
              <table:table-cell office:value-type="float" office:value="-8.8741277167472">
                <text:p>-8.8741277167472</text:p>
              </table:table-cell>
            </table:table-row>
            <table:table-row>
              <table:table-cell office:value-type="float" office:value="9.96">
                <text:p>10</text:p>
              </table:table-cell>
              <table:table-cell office:value-type="float" office:value="9.96">
                <text:p>9.96</text:p>
              </table:table-cell>
              <table:table-cell office:value-type="float" office:value="-8.8746601027">
                <text:p>-8.8746601027</text:p>
              </table:table-cell>
              <table:table-cell office:value-type="float" office:value="-8.87453108881454">
                <text:p>-8.87453108881454</text:p>
              </table:table-cell>
            </table:table-row>
            <table:table-row>
              <table:table-cell office:value-type="float" office:value="9.98">
                <text:p>10</text:p>
              </table:table-cell>
              <table:table-cell office:value-type="float" office:value="9.98">
                <text:p>9.98</text:p>
              </table:table-cell>
              <table:table-cell office:value-type="float" office:value="-8.8750463505">
                <text:p>-8.8750463505</text:p>
              </table:table-cell>
              <table:table-cell office:value-type="float" office:value="-8.87490419396125">
                <text:p>-8.874904193961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8.8753958388">
                <text:p>-8.8753958388</text:p>
              </table:table-cell>
              <table:table-cell office:value-type="float" office:value="-8.87524703218732">
                <text:p>-8.87524703218732</text:p>
              </table:table-cell>
            </table:table-row>
            <table:table-row>
              <table:table-cell office:value-type="float" office:value="10.02">
                <text:p>10</text:p>
              </table:table-cell>
              <table:table-cell office:value-type="float" office:value="10.02">
                <text:p>10.02</text:p>
              </table:table-cell>
              <table:table-cell office:value-type="float" office:value="-8.8757091376">
                <text:p>-8.8757091376</text:p>
              </table:table-cell>
              <table:table-cell office:value-type="float" office:value="-8.87555960349276">
                <text:p>-8.87555960349276</text:p>
              </table:table-cell>
            </table:table-row>
            <table:table-row>
              <table:table-cell office:value-type="float" office:value="10.04">
                <text:p>10</text:p>
              </table:table-cell>
              <table:table-cell office:value-type="float" office:value="10.04">
                <text:p>10.04</text:p>
              </table:table-cell>
              <table:table-cell office:value-type="float" office:value="-8.8759869539">
                <text:p>-8.8759869539</text:p>
              </table:table-cell>
              <table:table-cell office:value-type="float" office:value="-8.87584190787755">
                <text:p>-8.87584190787755</text:p>
              </table:table-cell>
            </table:table-row>
            <table:table-row>
              <table:table-cell office:value-type="float" office:value="10.06">
                <text:p>10</text:p>
              </table:table-cell>
              <table:table-cell office:value-type="float" office:value="10.06">
                <text:p>10.06</text:p>
              </table:table-cell>
              <table:table-cell office:value-type="float" office:value="-8.8762299219">
                <text:p>-8.8762299219</text:p>
              </table:table-cell>
              <table:table-cell office:value-type="float" office:value="-8.87609394534171">
                <text:p>-8.87609394534171</text:p>
              </table:table-cell>
            </table:table-row>
            <table:table-row>
              <table:table-cell office:value-type="float" office:value="10.08">
                <text:p>10</text:p>
              </table:table-cell>
              <table:table-cell office:value-type="float" office:value="10.08">
                <text:p>10.08</text:p>
              </table:table-cell>
              <table:table-cell office:value-type="float" office:value="-8.8764385686">
                <text:p>-8.8764385686</text:p>
              </table:table-cell>
              <table:table-cell office:value-type="float" office:value="-8.87631571588523">
                <text:p>-8.87631571588523</text:p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10.1">
                <text:p>10.1</text:p>
              </table:table-cell>
              <table:table-cell office:value-type="float" office:value="-8.8766136908">
                <text:p>-8.8766136908</text:p>
              </table:table-cell>
              <table:table-cell office:value-type="float" office:value="-8.87650721950811">
                <text:p>-8.87650721950811</text:p>
              </table:table-cell>
            </table:table-row>
            <table:table-row>
              <table:table-cell office:value-type="float" office:value="10.12">
                <text:p>10</text:p>
              </table:table-cell>
              <table:table-cell office:value-type="float" office:value="10.12">
                <text:p>10.12</text:p>
              </table:table-cell>
              <table:table-cell office:value-type="float" office:value="-8.8767557355">
                <text:p>-8.8767557355</text:p>
              </table:table-cell>
              <table:table-cell office:value-type="float" office:value="-8.87666845621035">
                <text:p>-8.87666845621035</text:p>
              </table:table-cell>
            </table:table-row>
            <table:table-row>
              <table:table-cell office:value-type="float" office:value="10.14">
                <text:p>10</text:p>
              </table:table-cell>
              <table:table-cell office:value-type="float" office:value="10.14">
                <text:p>10.14</text:p>
              </table:table-cell>
              <table:table-cell office:value-type="float" office:value="-8.8768654001">
                <text:p>-8.8768654001</text:p>
              </table:table-cell>
              <table:table-cell office:value-type="float" office:value="-8.87679942599196">
                <text:p>-8.87679942599196</text:p>
              </table:table-cell>
            </table:table-row>
            <table:table-row>
              <table:table-cell office:value-type="float" office:value="10.16">
                <text:p>10</text:p>
              </table:table-cell>
              <table:table-cell office:value-type="float" office:value="10.16">
                <text:p>10.16</text:p>
              </table:table-cell>
              <table:table-cell office:value-type="float" office:value="-8.8769433066">
                <text:p>-8.8769433066</text:p>
              </table:table-cell>
              <table:table-cell office:value-type="float" office:value="-8.87690012885292">
                <text:p>-8.87690012885292</text:p>
              </table:table-cell>
            </table:table-row>
            <table:table-row>
              <table:table-cell office:value-type="float" office:value="10.18">
                <text:p>10</text:p>
              </table:table-cell>
              <table:table-cell office:value-type="float" office:value="10.18">
                <text:p>10.18</text:p>
              </table:table-cell>
              <table:table-cell office:value-type="float" office:value="-8.8769899609">
                <text:p>-8.8769899609</text:p>
              </table:table-cell>
              <table:table-cell office:value-type="float" office:value="-8.87697056479325">
                <text:p>-8.87697056479325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10.2">
                <text:p>10.2</text:p>
              </table:table-cell>
              <table:table-cell office:value-type="float" office:value="-8.877006019">
                <text:p>-8.877006019</text:p>
              </table:table-cell>
              <table:table-cell office:value-type="float" office:value="-8.87701073381295">
                <text:p>-8.87701073381295</text:p>
              </table:table-cell>
            </table:table-row>
            <table:table-row>
              <table:table-cell office:value-type="float" office:value="10.22">
                <text:p>10</text:p>
              </table:table-cell>
              <table:table-cell office:value-type="float" office:value="10.22">
                <text:p>10.22</text:p>
              </table:table-cell>
              <table:table-cell office:value-type="float" office:value="-8.8769920383">
                <text:p>-8.8769920383</text:p>
              </table:table-cell>
              <table:table-cell office:value-type="float" office:value="-8.877020635912">
                <text:p>-8.877020635912</text:p>
              </table:table-cell>
            </table:table-row>
            <table:table-row>
              <table:table-cell office:value-type="float" office:value="10.24">
                <text:p>10</text:p>
              </table:table-cell>
              <table:table-cell office:value-type="float" office:value="10.24">
                <text:p>10.24</text:p>
              </table:table-cell>
              <table:table-cell office:value-type="float" office:value="-8.8769485728">
                <text:p>-8.8769485728</text:p>
              </table:table-cell>
              <table:table-cell office:value-type="float" office:value="-8.87700027109042">
                <text:p>-8.87700027109042</text:p>
              </table:table-cell>
            </table:table-row>
            <table:table-row>
              <table:table-cell office:value-type="float" office:value="10.26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-8.8768762197">
                <text:p>-8.8768762197</text:p>
              </table:table-cell>
              <table:table-cell office:value-type="float" office:value="-8.87694963934819">
                <text:p>-8.87694963934819</text:p>
              </table:table-cell>
            </table:table-row>
            <table:table-row>
              <table:table-cell office:value-type="float" office:value="10.28">
                <text:p>10</text:p>
              </table:table-cell>
              <table:table-cell office:value-type="float" office:value="10.28">
                <text:p>10.28</text:p>
              </table:table-cell>
              <table:table-cell office:value-type="float" office:value="-8.8767754859">
                <text:p>-8.8767754859</text:p>
              </table:table-cell>
              <table:table-cell office:value-type="float" office:value="-8.87686874068534">
                <text:p>-8.87686874068534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10.3">
                <text:p>10.3</text:p>
              </table:table-cell>
              <table:table-cell office:value-type="float" office:value="-8.8766469466">
                <text:p>-8.8766469466</text:p>
              </table:table-cell>
              <table:table-cell office:value-type="float" office:value="-8.87675757510184">
                <text:p>-8.87675757510184</text:p>
              </table:table-cell>
            </table:table-row>
            <table:table-row>
              <table:table-cell office:value-type="float" office:value="10.32">
                <text:p>10</text:p>
              </table:table-cell>
              <table:table-cell office:value-type="float" office:value="10.32">
                <text:p>10.32</text:p>
              </table:table-cell>
              <table:table-cell office:value-type="float" office:value="-8.8764911315">
                <text:p>-8.8764911315</text:p>
              </table:table-cell>
              <table:table-cell office:value-type="float" office:value="-8.8766161425977">
                <text:p>-8.8766161425977</text:p>
              </table:table-cell>
            </table:table-row>
            <table:table-row>
              <table:table-cell office:value-type="float" office:value="10.34">
                <text:p>10</text:p>
              </table:table-cell>
              <table:table-cell office:value-type="float" office:value="10.34">
                <text:p>10.34</text:p>
              </table:table-cell>
              <table:table-cell office:value-type="float" office:value="-8.8763085908">
                <text:p>-8.8763085908</text:p>
              </table:table-cell>
              <table:table-cell office:value-type="float" office:value="-8.87644444317293">
                <text:p>-8.87644444317293</text:p>
              </table:table-cell>
            </table:table-row>
            <table:table-row>
              <table:table-cell office:value-type="float" office:value="10.36">
                <text:p>10</text:p>
              </table:table-cell>
              <table:table-cell office:value-type="float" office:value="10.36">
                <text:p>10.36</text:p>
              </table:table-cell>
              <table:table-cell office:value-type="float" office:value="-8.8760997895">
                <text:p>-8.8760997895</text:p>
              </table:table-cell>
              <table:table-cell office:value-type="float" office:value="-8.87624247682752">
                <text:p>-8.87624247682752</text:p>
              </table:table-cell>
            </table:table-row>
            <table:table-row>
              <table:table-cell office:value-type="float" office:value="10.38">
                <text:p>10</text:p>
              </table:table-cell>
              <table:table-cell office:value-type="float" office:value="10.38">
                <text:p>10.38</text:p>
              </table:table-cell>
              <table:table-cell office:value-type="float" office:value="-8.8758653527">
                <text:p>-8.8758653527</text:p>
              </table:table-cell>
              <table:table-cell office:value-type="float" office:value="-8.87601024356147">
                <text:p>-8.87601024356147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10.4">
                <text:p>10.4</text:p>
              </table:table-cell>
              <table:table-cell office:value-type="float" office:value="-8.8756057422">
                <text:p>-8.8756057422</text:p>
              </table:table-cell>
              <table:table-cell office:value-type="float" office:value="-8.87574774337478">
                <text:p>-8.87574774337478</text:p>
              </table:table-cell>
            </table:table-row>
            <table:table-row>
              <table:table-cell office:value-type="float" office:value="10.42">
                <text:p>10</text:p>
              </table:table-cell>
              <table:table-cell office:value-type="float" office:value="10.42">
                <text:p>10.42</text:p>
              </table:table-cell>
              <table:table-cell office:value-type="float" office:value="-8.8753214127">
                <text:p>-8.8753214127</text:p>
              </table:table-cell>
              <table:table-cell office:value-type="float" office:value="-8.87545497626745">
                <text:p>-8.87545497626745</text:p>
              </table:table-cell>
            </table:table-row>
            <table:table-row>
              <table:table-cell office:value-type="float" office:value="10.44">
                <text:p>10</text:p>
              </table:table-cell>
              <table:table-cell office:value-type="float" office:value="10.44">
                <text:p>10.44</text:p>
              </table:table-cell>
              <table:table-cell office:value-type="float" office:value="-8.8750129558">
                <text:p>-8.8750129558</text:p>
              </table:table-cell>
              <table:table-cell office:value-type="float" office:value="-8.87513194223949">
                <text:p>-8.87513194223949</text:p>
              </table:table-cell>
            </table:table-row>
            <table:table-row>
              <table:table-cell office:value-type="float" office:value="10.46">
                <text:p>10</text:p>
              </table:table-cell>
              <table:table-cell office:value-type="float" office:value="10.46">
                <text:p>10.46</text:p>
              </table:table-cell>
              <table:table-cell office:value-type="float" office:value="-8.8746808">
                <text:p>-8.8746808</text:p>
              </table:table-cell>
              <table:table-cell office:value-type="float" office:value="-8.87477864129089">
                <text:p>-8.87477864129089</text:p>
              </table:table-cell>
            </table:table-row>
            <table:table-row>
              <table:table-cell office:value-type="float" office:value="10.48">
                <text:p>10</text:p>
              </table:table-cell>
              <table:table-cell office:value-type="float" office:value="10.48">
                <text:p>10.48</text:p>
              </table:table-cell>
              <table:table-cell office:value-type="float" office:value="-8.8743254126">
                <text:p>-8.8743254126</text:p>
              </table:table-cell>
              <table:table-cell office:value-type="float" office:value="-8.87439507342165">
                <text:p>-8.87439507342165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-8.8739473341">
                <text:p>-8.8739473341</text:p>
              </table:table-cell>
              <table:table-cell office:value-type="float" office:value="-8.87398123863177">
                <text:p>-8.87398123863177</text:p>
              </table:table-cell>
            </table:table-row>
            <table:table-row>
              <table:table-cell office:value-type="float" office:value="10.52">
                <text:p>10</text:p>
              </table:table-cell>
              <table:table-cell office:value-type="float" office:value="10.52">
                <text:p>10.52</text:p>
              </table:table-cell>
              <table:table-cell office:value-type="float" office:value="-8.8735469927">
                <text:p>-8.8735469927</text:p>
              </table:table-cell>
              <table:table-cell office:value-type="float" office:value="-8.87353713692126">
                <text:p>-8.87353713692126</text:p>
              </table:table-cell>
            </table:table-row>
            <table:table-row>
              <table:table-cell office:value-type="float" office:value="10.54">
                <text:p>10</text:p>
              </table:table-cell>
              <table:table-cell office:value-type="float" office:value="10.54">
                <text:p>10.54</text:p>
              </table:table-cell>
              <table:table-cell office:value-type="float" office:value="-8.8731249166">
                <text:p>-8.8731249166</text:p>
              </table:table-cell>
              <table:table-cell office:value-type="float" office:value="-8.87306276829011">
                <text:p>-8.87306276829011</text:p>
              </table:table-cell>
            </table:table-row>
            <table:table-row>
              <table:table-cell office:value-type="float" office:value="10.56">
                <text:p>10</text:p>
              </table:table-cell>
              <table:table-cell office:value-type="float" office:value="10.56">
                <text:p>10.56</text:p>
              </table:table-cell>
              <table:table-cell office:value-type="float" office:value="-8.8726814854">
                <text:p>-8.8726814854</text:p>
              </table:table-cell>
              <table:table-cell office:value-type="float" office:value="-8.87255813273832">
                <text:p>-8.87255813273832</text:p>
              </table:table-cell>
            </table:table-row>
            <table:table-row>
              <table:table-cell office:value-type="float" office:value="10.58">
                <text:p>10</text:p>
              </table:table-cell>
              <table:table-cell office:value-type="float" office:value="10.58">
                <text:p>10.58</text:p>
              </table:table-cell>
              <table:table-cell office:value-type="float" office:value="-8.8722171682">
                <text:p>-8.8722171682</text:p>
              </table:table-cell>
              <table:table-cell office:value-type="float" office:value="-8.87202323026589">
                <text:p>-8.87202323026589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10.6">
                <text:p>10.6</text:p>
              </table:table-cell>
              <table:table-cell office:value-type="float" office:value="-8.8717324769">
                <text:p>-8.8717324769</text:p>
              </table:table-cell>
              <table:table-cell office:value-type="float" office:value="-8.87145806087282">
                <text:p>-8.871458060872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